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80000005F0866DBB83A2E111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vertical-align="middle"/>
    </style:style>
    <style:style style:name="P1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2.999cm" svg:height="2.099cm" svg:x="5.2cm" svg:y="1cm" svg:viewBox="0 0 3000 2100" draw:points="0,0 0,2100 3000,2100 3000,0">
          <text:p/>
        </draw:polygon>
        <draw:polygon draw:style-name="gr1" draw:text-style-name="P1" draw:layer="layout" svg:width="2.699cm" svg:height="1.699cm" svg:x="5.5cm" svg:y="3.1cm" svg:viewBox="0 0 2700 1700" draw:points="100,1700 2700,1700 2700,0 0,0">
          <text:p/>
        </draw:polygon>
        <draw:polygon draw:style-name="gr1" draw:text-style-name="P1" draw:layer="layout" svg:width="2.599cm" svg:height="1.799cm" svg:x="5.6cm" svg:y="4.8cm" svg:viewBox="0 0 2600 1800" draw:points="2600,0 2600,900 1700,1800 300,400 0,400 0,0">
          <text:p/>
        </draw:polygon>
        <draw:polygon draw:style-name="gr1" draw:text-style-name="P1" draw:layer="layout" svg:width="1.999cm" svg:height="2.299cm" svg:x="5.3cm" svg:y="5.2cm" svg:viewBox="0 0 2000 2300" draw:points="0,2300 1100,2300 2000,1400 600,0 0,0">
          <text:p/>
        </draw:polygon>
        <draw:polygon draw:style-name="gr1" draw:text-style-name="P1" draw:layer="layout" svg:width="1.199cm" svg:height="0.999cm" svg:x="5.3cm" svg:y="7.5cm" svg:viewBox="0 0 1200 1000" draw:points="1200,1000 0,1000 0,0 1100,0">
          <text:p/>
        </draw:polygon>
        <draw:polygon draw:style-name="gr1" draw:text-style-name="P1" draw:layer="layout" svg:width="1.199cm" svg:height="0.699cm" svg:x="5.3cm" svg:y="8.5cm" svg:viewBox="0 0 1200 700" draw:points="0,700 0,0 1200,0 1200,700">
          <text:p/>
        </draw:polygon>
        <draw:polygon draw:style-name="gr1" draw:text-style-name="P1" draw:layer="layout" svg:width="1.199cm" svg:height="0.699cm" svg:x="5.3cm" svg:y="9.2cm" svg:viewBox="0 0 1200 700" draw:points="0,700 0,600 0,0 1200,0 1200,700">
          <text:p/>
        </draw:polygon>
        <draw:polygon draw:style-name="gr1" draw:text-style-name="P1" draw:layer="layout" svg:width="1.199cm" svg:height="0.599cm" svg:x="5.3cm" svg:y="9.9cm" svg:viewBox="0 0 1200 600" draw:points="0,600 0,0 1200,0 1200,600">
          <text:p/>
        </draw:polygon>
        <draw:polygon draw:style-name="gr1" draw:text-style-name="P1" draw:layer="layout" svg:width="1.199cm" svg:height="1.799cm" svg:x="5.3cm" svg:y="10.5cm" svg:viewBox="0 0 1200 1800" draw:points="1200,1800 100,700 0,600 0,0 1200,0">
          <text:p/>
        </draw:polygon>
        <draw:polygon draw:style-name="gr1" draw:text-style-name="P1" draw:layer="layout" svg:width="2.799cm" svg:height="1.399cm" svg:x="8.3cm" svg:y="11.1cm" svg:viewBox="0 0 2800 1400" draw:points="2800,1300 0,1400 0,0 2800,0">
          <text:p/>
        </draw:polygon>
        <draw:polygon draw:style-name="gr1" draw:text-style-name="P1" draw:layer="layout" svg:width="1.399cm" svg:height="2.899cm" svg:x="6.9cm" svg:y="9.6cm" svg:viewBox="0 0 1400 2900" draw:points="0,0 1400,0 1400,2900 800,2900 0,2100">
          <text:p/>
        </draw:polygon>
        <draw:polygon draw:style-name="gr1" draw:text-style-name="P1" draw:layer="layout" svg:width="1.399cm" svg:height="2.399cm" svg:x="6.9cm" svg:y="7.2cm" svg:viewBox="0 0 1400 2400" draw:points="600,0 0,600 0,2400 1400,2400 1400,0">
          <text:p/>
        </draw:polygon>
        <draw:polygon draw:style-name="gr1" draw:text-style-name="P1" draw:layer="layout" svg:width="2.799cm" svg:height="1.299cm" svg:x="8.3cm" svg:y="7.2cm" svg:viewBox="0 0 2800 1300" draw:points="2800,1300 0,1300 0,0 2800,0">
          <text:p/>
        </draw:polygon>
        <draw:polygon draw:style-name="gr1" draw:text-style-name="P1" draw:layer="layout" svg:width="1.899cm" svg:height="0.699cm" svg:x="7.5cm" svg:y="6.5cm" svg:viewBox="0 0 1900 700" draw:points="600,0 1200,0 1900,700 0,700">
          <text:p/>
        </draw:polygon>
        <draw:polygon draw:style-name="gr1" draw:text-style-name="P1" draw:layer="layout" svg:width="1.499cm" svg:height="1.399cm" svg:x="8.7cm" svg:y="5.8cm" svg:viewBox="0 0 1500 1400" draw:points="600,0 1500,900 1000,1400 700,1400 0,700 0,300 200,100 400,300">
          <text:p/>
        </draw:polygon>
        <draw:polygon draw:style-name="gr1" draw:text-style-name="P1" draw:layer="layout" svg:width="1.399cm" svg:height="0.899cm" svg:x="9.7cm" svg:y="6.3cm" svg:viewBox="0 0 1400 900" draw:points="1400,0 1400,900 0,900 900,0">
          <text:p/>
        </draw:polygon>
        <draw:polygon draw:style-name="gr1" draw:text-style-name="P1" draw:layer="layout" svg:width="0.999cm" svg:height="0.499cm" svg:x="10.1cm" svg:y="5.8cm" svg:viewBox="0 0 1000 500" draw:points="1000,0 1000,500 500,500 0,0">
          <text:p/>
        </draw:polygon>
        <draw:polygon draw:style-name="gr1" draw:text-style-name="P1" draw:layer="layout" svg:width="1.299cm" svg:height="1.099cm" svg:x="9.3cm" svg:y="5.6cm" svg:viewBox="0 0 1300 1100" draw:points="600,0 1300,700 900,1100 0,200 2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27.699cm" svg:height="15.662cm" svg:x="-1.896cm" svg:y="-1.689cm">
        <draw:image xlink:href="Pictures/1000000000000A80000005F0866DBB83A2E1112F.jpg" xlink:type="simple" xlink:show="embed" xlink:actuate="onLoad">
          <text:p/>
        </draw:image>
      </draw:frame>
    </style:master-page>
    <style:master-page style:name="Standard_20_2" style:display-name="Standard 2" style:page-layout-name="PM0" draw:style-name="Mdp1"/>
    <style:master-page style:name="Standard_20_1" style:display-name="Standard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9:17:16.298352094</meta:creation-date>
    <dc:date>2018-05-03T19:58:43.264236962</dc:date>
    <meta:editing-duration>PT9M8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